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62c3" officeooo:paragraph-rsid="000262c3"/>
    </style:style>
    <style:style style:name="T1" style:family="text">
      <style:text-properties officeooo:rsid="0002f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replicating the simulation results:</text:p>
      <text:p text:style-name="P1"/>
      <text:p text:style-name="P1">select as working directory simulations</text:p>
      <text:p text:style-name="P1"/>
      <text:p text:style-name="P1">run from the shell</text:p>
      <text:p text:style-name="P1"/>
      <text:p text:style-name="P1">Rscript pipeline.R </text:p>
      <text:p text:style-name="P1"/>
      <text:p text:style-name="P1"><text:span text:style-name="T1">T</text:span>he pipeline.R replicates the tables and plots saved in figures_and_tables folder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1:09:46.220740196</meta:creation-date>
    <meta:generator>LibreOffice/6.0.7.3$Linux_X86_64 LibreOffice_project/00m0$Build-3</meta:generator>
    <dc:date>2021-09-09T09:37:50.813315688</dc:date>
    <meta:editing-duration>PT2M21S</meta:editing-duration>
    <meta:editing-cycles>2</meta:editing-cycles>
    <meta:document-statistic meta:table-count="0" meta:image-count="0" meta:object-count="0" meta:page-count="1" meta:paragraph-count="5" meta:word-count="27" meta:character-count="198" meta:non-whitespace-character-count="174"/>
  </office:meta>
</office:document-meta>
</file>